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0fe3cd" officeooo:paragraph-rsid="000fe3c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e3cd" officeooo:paragraph-rsid="000fe3c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e3cd" officeooo:paragraph-rsid="000fe3cd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e3cd" officeooo:paragraph-rsid="00103f1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e3cd" officeooo:paragraph-rsid="001208de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6pt" fo:font-weight="bold" officeooo:rsid="000fe3cd" officeooo:paragraph-rsid="000fe3c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6pt" fo:font-weight="bold" officeooo:rsid="000fe3cd" officeooo:paragraph-rsid="00103f1a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6pt" fo:font-weight="bold" officeooo:rsid="000fe3cd" officeooo:paragraph-rsid="001208de" style:font-size-asian="16pt" style:font-weight-asian="bold" style:font-size-complex="16pt" style:font-weight-complex="bold"/>
    </style:style>
    <style:style style:name="P9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0fe3cd" officeooo:paragraph-rsid="001208de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em Milagre Acontecendo</text:span><text:span text:style-name="T3"> </text:span><text:span text:style-name="T5">Vanilda Bordieri e Celia Sakamoto </text:span><text:span text:style-name="T1">[ 13 ]</text:span></text:p>
      <text:p text:style-name="P3">Tem Milagre acontecendo aqui, tem Milagre acontecendo ali!</text:p>
      <text:p text:style-name="P3">Você crê? Eu creio! Tem Milagre acontecendo aqui!</text:p>
      <text:p text:style-name="P6">Pare um pouco para ver o que Deus vai fazer aqui</text:p>
      <text:p text:style-name="P6">Não é emoção, é Glória, é Milagre, posso sentir</text:p>
      <text:p text:style-name="P7">A Unção já envolveu este lugar,</text:p>
      <text:p text:style-name="P7">a Glória já encheu o Templo!</text:p>
      <text:p text:style-name="P6">Te convido pela Fé: - Vem vê o que estou vendo!</text:p>
      <text:p text:style-name="P6">Também sinto a Glória do Senhor encher meu coração</text:p>
      <text:p text:style-name="P7">Também creio no Milagre,</text:p>
      <text:p text:style-name="P7">no Poder, no Agir de Suas Mãos!</text:p>
      <text:p text:style-name="P3"/>
      <text:p text:style-name="P3">Como fez o impossível entrando em Naim</text:p>
      <text:p text:style-name="P3">Hoje Deus vai devolver a vida, eu creio, sim!</text:p>
      <text:p text:style-name="P3">Vamos juntos adorar e o Poder de Deus aqui vai cair</text:p>
      <text:p text:style-name="P4">Louvamos para declarar a Cura,</text:p>
      <text:p text:style-name="P4">louvamos para declarar Milagres</text:p>
      <text:p text:style-name="P3">Louvamos a Deus e as portas fechadas se abrem!</text:p>
      <text:p text:style-name="P3">Louvamos para declarar Vitória</text:p>
      <text:p text:style-name="P3">Louvamos, pois sentimos Sua Glória</text:p>
      <text:p text:style-name="P4">Louvamos, concordamos, Deus opera,</text:p>
      <text:p text:style-name="P4">Ele derrama a Sua Unção, E a Cura vem na hora!</text:p>
      <text:p text:style-name="P3"/>
      <text:p text:style-name="P6">Jesus está curando, libertando, transformando</text:p>
      <text:p text:style-name="P6">Está fazendo o Milagre aqui!</text:p>
      <text:p text:style-name="P7">Jesus está curando,</text:p>
      <text:p text:style-name="P7">batizando, está fazendo o Milagre aqui!</text:p>
      <text:p text:style-name="P6">Você crê? Eu creio! Tem Milagre acontecendo aqui!</text:p>
      <text:p text:style-name="P6">Você crê? Eu creio! Tem Milagre acontecendo aqui!</text:p>
      <text:p text:style-name="P9"><text:span text:style-name="T2">Tem Milagre Acontecendo</text:span><text:span text:style-name="T3"> </text:span><text:span text:style-name="T5">Vanilda Bordieri e Celia Sakamoto </text:span><text:span text:style-name="T1">[ 13 ]</text:span></text:p>
      <text:p text:style-name="P5">Tem Milagre acontecendo aqui, tem Milagre acontecendo ali!</text:p>
      <text:p text:style-name="P5">Você crê? Eu creio! Tem Milagre acontecendo aqui!</text:p>
      <text:p text:style-name="P8">Pare um pouco para ver o que Deus vai fazer aqui</text:p>
      <text:p text:style-name="P8">Não é emoção, é Glória, é Milagre, posso sentir</text:p>
      <text:p text:style-name="P8">A Unção já envolveu este lugar,</text:p>
      <text:p text:style-name="P8">a Glória já encheu o Templo!</text:p>
      <text:p text:style-name="P8">Te convido pela Fé: - Vem vê o que estou vendo!</text:p>
      <text:p text:style-name="P8">Também sinto a Glória do Senhor encher meu coração</text:p>
      <text:p text:style-name="P8">Também creio no Milagre,</text:p>
      <text:p text:style-name="P8">no Poder, no Agir de Suas Mãos!</text:p>
      <text:p text:style-name="P5"/>
      <text:p text:style-name="P5">Como fez o impossível entrando em Naim</text:p>
      <text:p text:style-name="P5">Hoje Deus vai devolver a vida, eu creio, sim!</text:p>
      <text:p text:style-name="P5">Vamos juntos adorar e o Poder de Deus aqui vai cair</text:p>
      <text:p text:style-name="P5">Louvamos para declarar a Cura,</text:p>
      <text:p text:style-name="P5">louvamos para declarar Milagres</text:p>
      <text:p text:style-name="P5">Louvamos a Deus e as portas fechadas se abrem!</text:p>
      <text:p text:style-name="P5">Louvamos para declarar Vitória</text:p>
      <text:p text:style-name="P5">Louvamos, pois sentimos Sua Glória</text:p>
      <text:p text:style-name="P5">Louvamos, concordamos, Deus opera,</text:p>
      <text:p text:style-name="P5">Ele derrama a Sua Unção, E a Cura vem na hora!</text:p>
      <text:p text:style-name="P5"/>
      <text:p text:style-name="P8">Jesus está curando, libertando, transformando</text:p>
      <text:p text:style-name="P8">Está fazendo o Milagre aqui!</text:p>
      <text:p text:style-name="P8">Jesus está curando,</text:p>
      <text:p text:style-name="P8">batizando, está fazendo o Milagre aqui!</text:p>
      <text:p text:style-name="P8">Você crê? Eu creio! Tem Milagre acontecendo aqui!</text:p>
      <text:p text:style-name="P8">Você crê? Eu creio! Tem Milagre acontecendo aqui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3T21:33:50.021105018</dc:date>
    <meta:editing-cycles>14</meta:editing-cycles>
    <meta:editing-duration>PT20M30S</meta:editing-duration>
    <meta:generator>LibreOffice/5.1.4.2$Linux_X86_64 LibreOffice_project/10m0$Build-2</meta:generator>
    <meta:document-statistic meta:table-count="0" meta:image-count="0" meta:object-count="0" meta:page-count="1" meta:paragraph-count="54" meta:word-count="388" meta:character-count="2182" meta:non-whitespace-character-count="1848"/>
  </office:meta>
</office:document-meta>
</file>